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ServletAsyncWebRequest.isAsync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ServletAsyncWebRequest.addTimeoutHandler( Runnable timeou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ServletAsyncWebRequest.StandardServletAsyncWebReques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ServletAsyncWebRequest.addCompletionHandler( Runnable run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ServletAsyncWebRequest.onComplete( Async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ServletAsyncWebRequest.startAsync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andardServletAsyncWebRequest.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ServletAsyncWebRequest.addErrorHandler( Consumer &lt; Throwable &gt; except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ServletAsyncWebRequest.onError( Async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ServletAsyncWebRequest.onStartAsync( Async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ServletAsyncWebRequest.onTimeout( Async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ServletAsyncWebRequest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ServletAsyncWebRequest.isAsyncSta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